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Mangal" svg:font-family="Mangal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adornments="Normal" style:font-family-generic="swiss" style:font-pitch="variable"/>
    <style:font-face style:name="Candara" svg:font-family="Candara" style:font-adornments="Normal" style:font-family-generic="swiss" style:font-pitch="variable"/>
    <style:font-face style:name="Carlito" svg:font-family="Carlito" style:font-adornments="Normal" style:font-family-generic="swiss" style:font-pitch="variable"/>
    <style:font-face style:name="Century Gothic" svg:font-family="'Century Gothic'" style:font-adornments="Normal" style:font-family-generic="swiss" style:font-pitch="variable"/>
    <style:font-face style:name="Liberation Sans Narrow" svg:font-family="'Liberation Sans Narrow'" style:font-adornments="Gras" style:font-family-generic="swiss" style:font-pitch="variable"/>
    <style:font-face style:name="LilyUPC" svg:font-family="LilyUPC" style:font-adornments="Gras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a6cf"/>
    </style:style>
    <style:style style:name="P2" style:family="paragraph" style:parent-style-name="Text_20_body">
      <style:text-properties officeooo:rsid="001975b5" officeooo:paragraph-rsid="001975b5"/>
    </style:style>
    <style:style style:name="P3" style:family="paragraph" style:parent-style-name="Text_20_body">
      <style:text-properties officeooo:rsid="001adc06" officeooo:paragraph-rsid="001adc06"/>
    </style:style>
    <style:style style:name="P4" style:family="paragraph" style:parent-style-name="Text_20_body">
      <style:text-properties officeooo:rsid="001b405f" officeooo:paragraph-rsid="001b5653"/>
    </style:style>
    <style:style style:name="P5" style:family="paragraph" style:parent-style-name="Text_20_body" style:list-style-name="L1">
      <style:text-properties officeooo:paragraph-rsid="001975b5"/>
    </style:style>
    <style:style style:name="P6" style:family="paragraph" style:parent-style-name="Text_20_body" style:list-style-name="L1">
      <style:text-properties officeooo:rsid="001975b5" officeooo:paragraph-rsid="001975b5"/>
    </style:style>
    <style:style style:name="T1" style:family="text">
      <style:text-properties officeooo:rsid="0016d6a2"/>
    </style:style>
    <style:style style:name="T2" style:family="text">
      <style:text-properties officeooo:rsid="0017a6cf"/>
    </style:style>
    <style:style style:name="T3" style:family="text">
      <style:text-properties officeooo:rsid="001975b5"/>
    </style:style>
    <style:style style:name="T4" style:family="text">
      <style:text-properties officeooo:rsid="001adc06"/>
    </style:style>
    <style:style style:name="T5" style:family="text">
      <style:text-properties officeooo:rsid="001b405f"/>
    </style:style>
    <style:style style:name="T6" style:family="text">
      <style:text-properties officeooo:rsid="001cdd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ormation R-avancé</text:p>
      <text:p text:style-name="Subtitle"><text:span text:style-name="T6">Ordonner ses </text:span>donnée<text:span text:style-name="T6">s et les</text:span> visualis<text:span text:style-name="T6">er</text:span> <text:span text:style-name="T1">(12H</text:span>)</text:p>
      <text:h text:style-name="Heading_20_1" text:outline-level="1">01 - Pré-requis</text:h>
      <text:p text:style-name="Text_20_body">Charger <text:span text:style-name="T1">des </text:span>données <text:span text:style-name="T1">au format </text:span>R <text:span text:style-name="T1">natif et i</text:span>mports <text:span text:style-name="T1">(SAS, CSV, ODS, XLS)</text:span></text:p>
      <text:p text:style-name="P4"><text:span text:style-name="T2">Enregistrer</text:span> <text:span text:style-name="T1">des </text:span>données <text:span text:style-name="T1">au format </text:span>R <text:span text:style-name="T1">natif et ex</text:span>ports <text:span text:style-name="T1">(SAS, CSV, ODS, XLS)</text:span></text:p>
      <text:p text:style-name="Text_20_body">Créer variable<text:span text:style-name="T2">s</text:span> <text:span text:style-name="T1">(numérique, texte), opérateurs arithmétiques, fonction texte et opérateurs logiques</text:span></text:p>
      <text:p text:style-name="P1">Créer vecteur<text:span text:style-name="T2">s</text:span> (numérique, texte), <text:span text:style-name="T2">opérations sur les vecteurs. </text:span>Créer <text:span text:style-name="T2">un </text:span>data frame</text:p>
      <text:p text:style-name="Text_20_body">Extraire des lignes, extraire des colonnes</text:p>
      <text:p text:style-name="Text_20_body">Les verbes de dplyr: summarize, slice, select, rename, arrange, mutate, group_by</text:p>
      <text:p text:style-name="Text_20_body">Concaténation, jointures </text:p>
      <text:h text:style-name="Heading_20_1" text:outline-level="1"><text:span text:style-name="T3">02 - Ranger</text:span> un jeu de données </text:h>
      <text:p text:style-name="Text_20_body"><text:span text:style-name="T3">D</text:span>éfinition <text:span text:style-name="T3">d'un jeu de données "ordonné"</text:span></text:p>
      <text:p text:style-name="Text_20_body">Les verbes de tidyR:</text:p>
      <text:list xml:id="list802822465" text:style-name="L1">
        <text:list-item>
          <text:p text:style-name="P5"><text:span text:style-name="T3">g</text:span>ather – transformer des colonnes en lignes <text:span text:style-name="T3">(application: Calculer des évolutions)</text:span></text:p>
        </text:list-item>
        <text:list-item>
          <text:p text:style-name="P5"><text:span text:style-name="T3">s</text:span>pread – transformer des lignes en colonnes <text:span text:style-name="T3">(application: Tableaux de contingences)</text:span></text:p>
        </text:list-item>
        <text:list-item>
          <text:p text:style-name="P5"><text:span text:style-name="T3">s</text:span>eparate – séparer une colonne en plusieurs <text:span text:style-name="T1">(application: Avoir toutes les variables utiles)</text:span></text:p>
        </text:list-item>
        <text:list-item>
          <text:p text:style-name="P5"><text:span text:style-name="T3">u</text:span>nite – regrouper plusieurs colonnes en une seule <text:span text:style-name="T3">(application: Créér une clé d'identification)</text:span></text:p>
        </text:list-item>
        <text:list-item>
          <text:p text:style-name="P6">extract – Créer plusieurs colonnes à partir d'une seule (application: <text:s/>Tirer plusieurs informations d'une variable)</text:p>
        </text:list-item>
        <text:list-item>
          <text:p text:style-name="P5"><text:span text:style-name="T3">complete - C</text:span>ompléter des combinaisons de variables manquantes <text:span text:style-name="T3">(application: s'assurer d'un jeu de données complet)</text:span></text:p>
        </text:list-item>
      </text:list>
      <text:h text:style-name="Heading_20_1" text:outline-level="1"><text:span text:style-name="T3">03 - </text:span>Réalisation <text:span text:style-name="T5">et mise en forme </text:span>d<text:span text:style-name="T5">e</text:span> tableau<text:span text:style-name="T5">x</text:span></text:h>
      <text:p text:style-name="Text_20_body">Calculs sur la variable d’effectif: <text:span text:style-name="T4">indices, taux d'évolutions temporelles,</text:span></text:p>
      <text:p text:style-name="Text_20_body">Tri à plat</text:p>
      <text:p text:style-name="Text_20_body">Tableau de contingence </text:p>
      <text:p text:style-name="P3">Tableaux complexes</text:p>
      <text:p text:style-name="P2">Le package flextable</text:p>
      <text:h text:style-name="Heading_20_1" text:outline-level="1"><text:span text:style-name="T3">04 - </text:span>Réalisation d’un graphique </text:h>
      <text:p text:style-name="Text_20_body">La « grammar of graphics »</text:p>
      <text:p text:style-name="P3">Exemple initial</text:p>
      <text:p text:style-name="Text_20_body"><text:span text:style-name="T4">L</text:span>es couches de représentation: geom_boxplot, geom_<text:span text:style-name="T4">point</text:span>, geom_bar, geom_text, geom_label, geom_density, geom_line, <text:span text:style-name="T4">geom_smooth, geom_abline</text:span></text:p>
      <text:p text:style-name="Text_20_body"><text:soft-page-break/><text:span text:style-name="T4">L</text:span>a mise en forme des couches</text:p>
      <text:p text:style-name="Text_20_body"><text:span text:style-name="T4">L</text:span>es éléments: légende, axes, tit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Mangal" svg:font-family="Mangal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adornments="Normal" style:font-family-generic="swiss" style:font-pitch="variable"/>
    <style:font-face style:name="Candara" svg:font-family="Candara" style:font-adornments="Normal" style:font-family-generic="swiss" style:font-pitch="variable"/>
    <style:font-face style:name="Carlito" svg:font-family="Carlito" style:font-adornments="Normal" style:font-family-generic="swiss" style:font-pitch="variable"/>
    <style:font-face style:name="Century Gothic" svg:font-family="'Century Gothic'" style:font-adornments="Normal" style:font-family-generic="swiss" style:font-pitch="variable"/>
    <style:font-face style:name="Liberation Sans Narrow" svg:font-family="'Liberation Sans Narrow'" style:font-adornments="Gras" style:font-family-generic="swiss" style:font-pitch="variable"/>
    <style:font-face style:name="LilyUPC" svg:font-family="LilyUPC" style:font-adornments="Gras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Century Gothic" fo:font-family="'Century Gothic'" style:font-style-name="Normal" style:font-family-generic="swiss" style:font-pitch="variable" fo:font-size="14pt" fo:font-weight="normal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style:writing-mode="page"/>
      <style:text-properties style:font-name="Liberation Sans Narrow" fo:font-family="'Liberation Sans Narrow'" style:font-style-name="Gras" style:font-family-generic="swiss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 style:writing-mode="page"/>
      <style:text-properties style:font-name="Liberation Sans Narrow" fo:font-family="'Liberation Sans Narrow'" style:font-style-name="Gras" style:font-family-generic="swiss" style:font-pitch="variable" fo:font-size="18pt" fo:font-style="italic" fo:font-weight="normal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end" style:justify-single-word="false" style:shadow="none" style:writing-mode="pag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end" style:justify-single-word="false" fo:padding-left="0.049cm" fo:padding-right="1cm" fo:padding-top="0.049cm" fo:padding-bottom="0.049cm" fo:border-left="none" fo:border-right="7.99pt solid #0066b3" fo:border-top="none" fo:border-bottom="none" style:shadow="none" style:writing-mode="pag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14cm" fo:margin-bottom="1.17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1M47S</meta:editing-duration>
    <meta:editing-cycles>11</meta:editing-cycles>
    <meta:generator>LibreOffice/5.4.6.2$Windows_X86_64 LibreOffice_project/4014ce260a04f1026ba855d3b8d91541c224eab8</meta:generator>
    <dc:date>2020-03-05T11:09:20.665000000</dc:date>
    <dc:creator>Rémi Dumas</dc:creator>
    <meta:document-statistic meta:table-count="0" meta:image-count="0" meta:object-count="0" meta:page-count="2" meta:paragraph-count="31" meta:word-count="242" meta:character-count="1691" meta:non-whitespace-character-count="1476"/>
    <meta:user-defined meta:name="Info 1"/>
    <meta:user-defined meta:name="Info 2"/>
    <meta:user-defined meta:name="Info 3"/>
    <meta:user-defined meta:name="Info 4"/>
  </office:meta>
</office:document-meta>
</file>